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4dd1"/>
    </style:style>
    <style:style style:name="P2" style:family="paragraph" style:parent-style-name="Standard">
      <style:text-properties officeooo:rsid="000f4dd1" officeooo:paragraph-rsid="000f4dd1"/>
    </style:style>
    <style:style style:name="T1" style:family="text">
      <style:text-properties officeooo:rsid="000f4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eese</text:span></text:p>
      <text:p text:style-name="Standard"><text:a xlink:type="simple" xlink:href="https://www.ezcater.com/lunchrush/wp-content/uploads/sites/2/2017/10/shutterstock_623344781.jpg.webp" text:style-name="Internet_20_link" text:visited-style-name="Visited_20_Internet_20_Link">https://www.ezcater.com/lunchrush/wp-content/uploads/sites/2/2017/10/shutterstock_623344781.jpg.webp</text:a></text:p>
      <text:p text:style-name="Standard"/>
      <text:p text:style-name="P2">veggie</text:p>
      <text:p text:style-name="P2"><text:a xlink:type="simple" xlink:href="https://www.ezcater.com/lunchrush/wp-content/uploads/sites/2/2017/10/shutterstock_570541132.jpg.webp" text:style-name="Internet_20_link" text:visited-style-name="Visited_20_Internet_20_Link">https://www.ezcater.com/lunchrush/wp-content/uploads/sites/2/2017/10/shutterstock_570541132.jpg.webp</text:a></text:p>
      <text:p text:style-name="P2"/>
      <text:p text:style-name="P2">pepperoni</text:p>
      <text:p text:style-name="P2"><text:a xlink:type="simple" xlink:href="https://www.ezcater.com/lunchrush/wp-content/uploads/sites/2/2017/10/shutterstock_514457074-768x512.jpg.webp" text:style-name="Internet_20_link" text:visited-style-name="Visited_20_Internet_20_Link">https://www.ezcater.com/lunchrush/wp-content/uploads/sites/2/2017/10/shutterstock_514457074-768x512.jpg.webp</text:a></text:p>
      <text:p text:style-name="P2"/>
      <text:p text:style-name="P2">meat</text:p>
      <text:p text:style-name="P2"><text:a xlink:type="simple" xlink:href="https://www.ezcater.com/lunchrush/wp-content/uploads/sites/2/2017/10/shutterstock_548340295-300x200.jpg.webp" text:style-name="Internet_20_link" text:visited-style-name="Visited_20_Internet_20_Link">https://www.ezcater.com/lunchrush/wp-content/uploads/sites/2/2017/10/shutterstock_548340295-300x200.jpg.webp</text:a></text:p>
      <text:p text:style-name="P2"/>
      <text:p text:style-name="P2">Margherita</text:p>
      <text:p text:style-name="P2"/>
      <text:p text:style-name="P2"><text:a xlink:type="simple" xlink:href="https://www.ezcater.com/wp-content/uploads/2017/10/shutterstock_84904876.jpg" text:style-name="Internet_20_link" text:visited-style-name="Visited_20_Internet_20_Link">https://www.ezcater.com/wp-content/uploads/2017/10/shutterstock_84904876.jpg</text:a>(works)</text:p>
      <text:p text:style-name="P2"/>
      <text:p text:style-name="P2"><text:a xlink:type="simple" xlink:href="https://www.ezcater.com/lunchrush/wp-content/uploads/sites/2/2017/10/shutterstock_347791016.jpg.webp" text:style-name="Internet_20_link" text:visited-style-name="Visited_20_Internet_20_Link">https://www.ezcater.com/lunchrush/wp-content/uploads/sites/2/2017/10/shutterstock_347791016.jpg.webp</text:a></text:p>
      <text:p text:style-name="P2"/>
      <text:p text:style-name="P2">BBQ chicken</text:p>
      <text:p text:style-name="P2"><text:a xlink:type="simple" xlink:href="https://www.ezcater.com/lunchrush/wp-content/uploads/sites/2/2017/10/shutterstock_184944413-768x512.jpg.webp" text:style-name="Internet_20_link" text:visited-style-name="Visited_20_Internet_20_Link">https://www.ezcater.com/lunchrush/wp-content/uploads/sites/2/2017/10/shutterstock_184944413-768x512.jpg.webp</text:a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5:20:33.761393268</meta:creation-date>
    <dc:date>2021-11-27T16:25:55.523489330</dc:date>
    <meta:editing-duration>PT55M11S</meta:editing-duration>
    <meta:editing-cycles>1</meta:editing-cycles>
    <meta:document-statistic meta:table-count="0" meta:image-count="0" meta:object-count="0" meta:page-count="1" meta:paragraph-count="13" meta:word-count="14" meta:character-count="753" meta:non-whitespace-character-count="752"/>
    <meta:generator>LibreOffice/6.4.2.2$Linux_X86_64 LibreOffice_project/40$Build-2</meta:generator>
  </office:meta>
</office:document-meta>
</file>